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Calibri"/>
    </style:style>
    <style:style style:name="P12" style:family="paragraph" style:parent-style-name="Preformatted_20_Text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style:font-name="Calibri"/>
    </style:style>
    <style:style style:name="P1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style:font-name="Calibri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italic" fo:font-weight="normal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gaProduction</text:p>
      <text:p text:style-name="P1"/>
      <text:p text:style-name="P5">Cahier des charges</text:p>
      <text:p text:style-name="P7"/>
      <text:p text:style-name="P2">1) Présentation générale du projet :</text:p>
      <text:p text:style-name="P6"/>
      <text:list xml:id="list6808770610791601294" text:style-name="L2">
        <text:list-item>
          <text:list>
            <text:list-item>
              <text:p text:style-name="P17">Contexte :</text:p>
            </text:list-item>
          </text:list>
        </text:list-item>
      </text:list>
      <text:p text:style-name="P6"/>
      <text:p text:style-name="P6"><text:tab/>MegaProduction, créée en 2003, est une entreprise qui accompagne les artistes de l'audiovisuel dans leurs démarches administratives, communicatives, etc...</text:p>
      <text:p text:style-name="P6"/>
      <text:list xml:id="list36385650" text:continue-numbering="true" text:style-name="L2">
        <text:list-item>
          <text:list>
            <text:list-item>
              <text:p text:style-name="P17">Objectifs du projet :</text:p>
            </text:list-item>
          </text:list>
        </text:list-item>
      </text:list>
      <text:p text:style-name="P6"/>
      <text:p text:style-name="P6"><text:tab/>MegaProduction souhaite se recentrer sur son cœur de métier : l'évènementiel. Pour cela sa stratégie est de développer son pôle casting sous le nom de MegaCastings. En effet, l'objectif majeur est d'augmenter leur CA de 5% par an sur un marché porteur de 500K€.</text:p>
      <text:p text:style-name="P6"><text:tab/></text:p>
      <text:p text:style-name="P11"><text:tab/><text:tab/><text:span text:style-name="T1">Les caractéristiques générales du projet sont les suivantes :</text:span></text:p>
      <text:list xml:id="list3217902825506827555" text:style-name="L3">
        <text:list-item>
          <text:list>
            <text:list-item>
              <text:list>
                <text:list-item>
                  <text:p text:style-name="P19">un site internet dynamique</text:p>
                </text:list-item>
                <text:list-item>
                  <text:p text:style-name="P19">un client lourd interne au pôle casting</text:p>
                </text:list-item>
                <text:list-item>
                  <text:p text:style-name="P19">un accès sécurisé au flux de données pour des partenaires externes</text:p>
                </text:list-item>
              </text:list>
            </text:list-item>
          </text:list>
        </text:list-item>
      </text:list>
      <text:p text:style-name="P6"/>
      <text:p text:style-name="P8"><text:tab/>Ces nouveax outils s'intègreront au système d'information actuelle.</text:p>
      <text:p text:style-name="P8"/>
      <text:p text:style-name="P8"/>
      <text:p text:style-name="P9">2) Site internet dynamique</text:p>
      <text:p text:style-name="P10"/>
      <text:p text:style-name="P13"><text:tab/><text:span text:style-name="T1">2.1 Partie publique</text:span></text:p>
      <text:p text:style-name="P13"><text:tab/></text:p>
      <text:p text:style-name="P13"><text:tab/>Liste des annonces de casting, thème, etc...</text:p>
      <text:p text:style-name="P13"/>
      <text:p text:style-name="P13"><text:tab/><text:span text:style-name="T1">2.2 Partie annonceurs</text:span></text:p>
      <text:p text:style-name="P13"/>
      <text:p text:style-name="P13"><text:tab/>Inscription des sociétés avec choix d'offres payantes (pack 10 castings, 100 castings, illimité, sur-mesure, etc...).</text:p>
      <text:p text:style-name="P13"><text:tab/>Ajout des annonce par les annonceurs.</text:p>
      <text:p text:style-name="P13"/>
      <text:p text:style-name="P13"><text:tab/><text:span text:style-name="T2">Remarque : les comptes des annonceurs et les annonces qu'ils posteront seront validés par le pôle casting via le client lourd.</text:span></text:p>
      <text:p text:style-name="P20"/>
      <text:p text:style-name="P12"><text:span text:style-name="T3"><text:tab/></text:span><text:span text:style-name="T4">2.3 Partie administration</text:span></text:p>
      <text:p text:style-name="P6"/>
      <text:p text:style-name="P1"><text:tab/>Modification des images du site, exemples de castings avec photos et vidé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09:03:27.95</meta:creation-date>
    <dc:date>2014-03-03T16:22:24.19</dc:date>
    <meta:editing-duration>PT1H40M3S</meta:editing-duration>
    <meta:editing-cycles>15</meta:editing-cycles>
    <meta:generator>OpenOffice/4.0.1$Win32 OpenOffice.org_project/401m5$Build-9714</meta:generator>
    <meta:document-statistic meta:table-count="0" meta:image-count="0" meta:object-count="0" meta:page-count="1" meta:paragraph-count="23" meta:word-count="197" meta:character-count="1289"/>
  </office:meta>
</office:document-meta>
</file>